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ira Sans Compressed Hair" svg:font-family="'Fira Sans Compressed Hair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3pt" officeooo:rsid="00147d43" officeooo:paragraph-rsid="00147d43" style:font-size-asian="13pt" style:font-size-complex="13pt"/>
    </style:style>
    <style:style style:name="P2" style:family="paragraph" style:parent-style-name="Header">
      <style:text-properties fo:font-size="13pt" officeooo:rsid="00147d43" officeooo:paragraph-rsid="00147d43" style:font-size-asian="13pt" style:font-size-complex="13pt"/>
    </style:style>
    <style:style style:name="P3" style:family="paragraph" style:parent-style-name="Heading_20_2">
      <style:text-properties officeooo:paragraph-rsid="0016bca5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text-properties officeooo:paragraph-rsid="0016bca5"/>
    </style:style>
    <style:style style:name="P6" style:family="paragraph" style:parent-style-name="Text_20_body">
      <style:text-properties officeooo:rsid="0015ce28" officeooo:paragraph-rsid="0015ce28"/>
    </style:style>
    <style:style style:name="P7" style:family="paragraph" style:parent-style-name="Text_20_body">
      <style:text-properties officeooo:rsid="0015ce28" officeooo:paragraph-rsid="0016bca5"/>
    </style:style>
    <style:style style:name="P8" style:family="paragraph" style:parent-style-name="Text_20_body">
      <style:text-properties officeooo:rsid="0016bca5" officeooo:paragraph-rsid="0016bca5"/>
    </style:style>
    <style:style style:name="P9" style:family="paragraph" style:parent-style-name="Text_20_body">
      <style:text-properties officeooo:paragraph-rsid="0016bca5"/>
    </style:style>
    <style:style style:name="P10" style:family="paragraph" style:parent-style-name="Text_20_body" style:list-style-name="L4">
      <style:text-properties officeooo:paragraph-rsid="0016bca5"/>
    </style:style>
    <style:style style:name="P11" style:family="paragraph" style:parent-style-name="Text_20_body">
      <style:paragraph-properties style:writing-mode="lr-tb"/>
      <style:text-properties style:font-name="Liberation Serif" fo:font-style="normal" officeooo:rsid="0016bca5" officeooo:paragraph-rsid="0016bca5" style:font-style-asian="normal" style:font-style-complex="normal"/>
    </style:style>
    <style:style style:name="P12" style:family="paragraph" style:parent-style-name="Text_20_body" style:list-style-name="L4">
      <style:text-properties style:font-name="Liberation Mono" officeooo:paragraph-rsid="0016bca5"/>
    </style:style>
    <style:style style:name="P13" style:family="paragraph" style:parent-style-name="Text_20_body">
      <style:text-properties officeooo:rsid="00182085" officeooo:paragraph-rsid="00182085"/>
    </style:style>
    <style:style style:name="P14" style:family="paragraph" style:parent-style-name="Text_20_body" style:list-style-name="L6">
      <style:text-properties officeooo:rsid="00182085" officeooo:paragraph-rsid="00182085"/>
    </style:style>
    <style:style style:name="P15" style:family="paragraph" style:parent-style-name="Text_20_body" style:list-style-name="L7">
      <style:text-properties officeooo:rsid="00182085" officeooo:paragraph-rsid="00182085"/>
    </style:style>
    <style:style style:name="P16" style:family="paragraph" style:parent-style-name="Text_20_body">
      <style:text-properties style:text-underline-style="solid" style:text-underline-width="auto" style:text-underline-color="font-color" officeooo:rsid="00182085" officeooo:paragraph-rsid="00182085"/>
    </style:style>
    <style:style style:name="P17" style:family="paragraph" style:parent-style-name="Text_20_body">
      <style:text-properties officeooo:rsid="0019efe5" officeooo:paragraph-rsid="0019efe5"/>
    </style:style>
    <style:style style:name="T1" style:family="text">
      <style:text-properties officeooo:rsid="00147d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ca5" style:font-weight-asian="bold" style:font-weight-complex="bold"/>
    </style:style>
    <style:style style:name="T4" style:family="text">
      <style:text-properties officeooo:rsid="0015ce28"/>
    </style:style>
    <style:style style:name="T5" style:family="text">
      <style:text-properties officeooo:rsid="0016bca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bca5" style:font-weight-asian="normal" style:font-weight-complex="normal"/>
    </style:style>
    <style:style style:name="T8" style:family="text">
      <style:text-properties style:font-name="Liberation Mono"/>
    </style:style>
    <style:style style:name="T9" style:family="text">
      <style:text-properties style:font-name="Liberation Mono" fo:font-style="normal" fo:font-weight="normal" officeooo:rsid="0016bca5" style:font-style-asian="normal" style:font-weight-asian="normal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>Agar.io</text:p>
      <text:p text:style-name="Subtitle"><text:span text:style-name="T1">in C utilizing &lt;curses.h&gt; library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P3" text:outline-level="2">Text of the assignment</text:h>
      <text:p text:style-name="P9">Use the ncurses library to create any program (game, presentation or other artistic work), while the resulting project must meet the following conditions:</text:p>
      <text:list xml:id="list802427125" text:style-name="L3">
        <text:list-item>
          <text:p text:style-name="P5">The project must contain a 2D world.</text:p>
        </text:list-item>
        <text:list-item>
          <text:p text:style-name="P5">In total, the project must include at least 3 of the following challenges:</text:p>
        </text:list-item>
        <text:list-item>
          <text:p text:style-name="P5">Working with colors</text:p>
        </text:list-item>
        <text:list-item>
          <text:p text:style-name="P5">Control via the keyboard</text:p>
        </text:list-item>
        <text:list-item>
          <text:p text:style-name="P5">More levels</text:p>
        </text:list-item>
        <text:list-item>
          <text:p text:style-name="P5">Work with a timer or work over time (the program changes over time)</text:p>
        </text:list-item>
        <text:list-item>
          <text:p text:style-name="P5">Working with command line arguments</text:p>
        </text:list-item>
        <text:list-item>
          <text:p text:style-name="P5">Working with files</text:p>
        </text:list-item>
        <text:list-item>
          <text:p text:style-name="P5">The project must be more complex than the sample examples and its level must be sufficient.</text:p>
        </text:list-item>
      </text:list>
      <text:h text:style-name="Heading_20_2" text:outline-level="2">Znenie zadania</text:h>
      <text:p text:style-name="Text_20_body">Pomocou knižnice ncurses vytvorte ľubovoľný program (hru, prezentáciu alebo iný umelecký počin), pričom výsledný projekt musí spĺňať nasledujúce podmienky:</text:p>
      <text:list xml:id="list1341773622" text:style-name="L2">
        <text:list-item>
          <text:p text:style-name="P4">Projekt musí obsahovať 2D svet.</text:p>
        </text:list-item>
        <text:list-item>
          <text:p text:style-name="P4">Dohromady musí projekt zahŕňať aspoň 3 z nasledujúcich výziev:</text:p>
        </text:list-item>
        <text:list-item>
          <text:p text:style-name="P4">Práca s farbami</text:p>
        </text:list-item>
        <text:list-item>
          <text:p text:style-name="P4">Ovládanie cez klávesnicu (bez nutnosti potvrdenia Entrom)</text:p>
        </text:list-item>
        <text:list-item>
          <text:p text:style-name="P4">Viac úrovní (levelov)</text:p>
        </text:list-item>
        <text:list-item>
          <text:p text:style-name="P4">Práca s časomierou resp. práca v čase (s časom sa program mení)</text:p>
        </text:list-item>
        <text:list-item>
          <text:p text:style-name="P4">Práca s argumentami príkazového riadku</text:p>
        </text:list-item>
        <text:list-item>
          <text:p text:style-name="P4">Práca so súbormi</text:p>
        </text:list-item>
        <text:list-item>
          <text:p text:style-name="P4">Projekt musí byť zložitejší ako ukážkové príklady a jeho úroveň musí byť dostatočná.</text:p>
        </text:list-item>
      </text:list>
      <text:p text:style-name="Text_20_body"/>
      <text:h text:style-name="Heading_20_2" text:outline-level="2" text:is-list-header="true"/>
      <text:p text:style-name="Text_20_body"/>
      <text:p text:style-name="Text_20_body"><text:soft-page-break/></text:p>
      <text:p text:style-name="Text_20_body"/>
      <text:h text:style-name="P3" text:outline-level="2">Design of solution</text:h>
      <text:p text:style-name="P7">I’ve decided to restrict myself to using only C language constructs which we learned on the first semester’s ZAP subject so far. That doesn’t include pointers nor constructs. Although I limit the use of constructs to almost none, I seldom use pointers to make my life easier, but nothing complicated.</text:p>
      <text:p text:style-name="P9"><text:span text:style-name="T4">The biggest thought went to designing world representation to store all the entities. Since I don’t want to use constructs, I use arrays with the help of macros as associative arrays, known from higher-level languages like Python or PHP which I have more experience in.</text:span></text:p>
      <text:h text:style-name="Heading_20_2" text:outline-level="2">Návrh riešenia</text:h>
      <text:p text:style-name="Text_20_body">Rozhodol som sa obmedziť sa na používanie iba konštruktov jazyka C, ktoré sme sa doteraz naučili na predmete ZAP v prvom semestri. To nezahŕňa ukazovatele ani konštrukcie. Hoci používanie konštruktov obmedzujem takmer na žiadne, len málokedy používam ukazovatele na uľahčenie života, no nič zložité.</text:p>
      <text:p text:style-name="Text_20_body">Najväčšou myšlienkou bolo navrhnúť svetovú reprezentáciu na uloženie všetkých entít. Keďže nechcem používať konštrukcie, používam polia pomocou makier a asociatívnych polí, známych z jazykov vyššej úrovne ako Python alebo PHP, s ktorými mám viac skúseností.</text:p>
      <text:p text:style-name="Text_20_body"/>
      <text:h text:style-name="Heading_20_2" text:outline-level="2">Example usage</text:h>
      <text:p text:style-name="P8">First it is necessary to compile code using already proved <text:span text:style-name="T2">Makefile:</text:span></text:p>
      <text:list xml:id="list1705104385" text:style-name="L4">
        <text:list-item>
          <text:p text:style-name="P10"><text:span text:style-name="T7">simply run <text:tab/></text:span><text:span text:style-name="T9">make all</text:span></text:p>
        </text:list-item>
      </text:list>
      <text:p text:style-name="P11"><text:span text:style-name="T6">TO run the program you need to specify 2 arguments – </text:span><text:span text:style-name="T2">world size </text:span><text:span text:style-name="T6">and </text:span><text:span text:style-name="T2">number of bots</text:span></text:p>
      <text:list xml:id="list41109195386491" text:continue-numbering="true" text:style-name="L4">
        <text:list-item>
          <text:p text:style-name="P12">./<text:span text:style-name="T5">agario 500 20</text:span></text:p>
        </text:list-item>
      </text:list>
      <text:p text:style-name="P11"><text:span text:style-name="T2"/></text:p>
      <text:h text:style-name="Heading_20_2" text:outline-level="2">Príklad použitia</text:h>
      <text:p text:style-name="P11">Najprv je potrebné skompilovať kód pomocou už osvedčeného <text:span text:style-name="T2">Makefile:</text:span></text:p>
      <text:p text:style-name="P11"><text:s text:c="5"/>1. jednoducho spustiť <text:span text:style-name="T8">make all</text:span></text:p>
      <text:p text:style-name="P11">Ak chcete spustiť program, musíte zadať 2 argumenty – <text:span text:style-name="T2">veľkosť sveta</text:span> a <text:span text:style-name="T2">počet robotov</text:span></text:p>
      <text:p text:style-name="P11"><text:s text:c="5"/>2. <text:span text:style-name="T8">./agario 500 20</text:span></text:p>
      <text:p text:style-name="P11"><text:span text:style-name="T2"/></text:p>
      <text:p text:style-name="P6"><text:soft-page-break/></text:p>
      <text:h text:style-name="Heading_20_2" text:outline-level="2">Conclusion</text:h>
      <text:p text:style-name="P13">Considering I had so little time (2 days) for this assignment, I think it came off pretty nice. Of course, there are some drawbacks, for example <text:span text:style-name="T2">aspect ratio</text:span> could be improved, improve <text:span text:style-name="T2">rendering mechanism</text:span> to display larger entities on top of smaller ones, <text:span text:style-name="T2">mouse handling</text:span> and so on. But there is only so much you can do with curses and terminal.</text:p>
      <text:p text:style-name="P16">However I do have a couple of improvements on my mind:</text:p>
      <text:list xml:id="list2040676453" text:style-name="L6">
        <text:list-item>
          <text:p text:style-name="P14">Implement player name &amp; random name generator for each bot. (file handling practice)</text:p>
        </text:list-item>
        <text:list-item>
          <text:p text:style-name="P14">Improve bot intelligence &amp; interactivity between each other. (and not just player)</text:p>
        </text:list-item>
        <text:list-item>
          <text:p text:style-name="P14">Implement other game elements from original Agar.io game. (splitting &amp; shooting mass)</text:p>
        </text:list-item>
        <text:list-item>
          <text:p text:style-name="P14">And creating multiplayer is the last step, haha!</text:p>
          <text:p text:style-name="P14"/>
        </text:list-item>
      </text:list>
      <text:p text:style-name="P17">For more documentation please check out the actual source code header files, I really cared about creating a thorough and clear documentation there.</text:p>
      <text:p text:style-name="P13"/>
      <text:h text:style-name="Heading_20_2" text:outline-level="2">Záver</text:h>
      <text:p text:style-name="P13">Vzhľadom na to, že som mal tak málo času (2 dni) na túto úlohu, myslím, že to dopadlo celkom dobre. Samozrejme, existujú určité nevýhody, napríklad <text:span text:style-name="T2">pomer strán obrazovky</text:span> by sa mohol zlepšiť, zlepšiť <text:span text:style-name="T2">mechanizmus vykresľovania</text:span> na prekrytie menších entít väčšími, lepšia <text:span text:style-name="T2">manipulácia s myšou</text:span> atď. Ale curses a tatktiež aj terminál majú taktiež len obmedzené možnosti.</text:p>
      <text:p text:style-name="P13"><text:span text:style-name="T10">Mám však na mysli niekoľko vylepšení:</text:span></text:p>
      <text:list xml:id="list3393958893" text:style-name="L7">
        <text:list-item>
          <text:p text:style-name="P15">Implementovať meno hráča a generátor náhodných mien pre každého robota.</text:p>
        </text:list-item>
        <text:list-item>
          <text:p text:style-name="P15">Zlepšiť inteligenciu a interaktivitu robotov medzi sebou. (a nielen s hráčom)</text:p>
        </text:list-item>
        <text:list-item>
          <text:p text:style-name="P15">Implementovať ďalšie herné prvky z pôvodnej hry Agar.io. (štiepiaca a strieľajúca hmota)</text:p>
        </text:list-item>
        <text:list-item>
          <text:p text:style-name="P15">A nakoniec vytvoriť multiplayer hru (asi nie v Cčku).</text:p>
        </text:list-item>
      </text:list>
      <text:p text:style-name="P13"/>
      <text:p text:style-name="P17">Pre viac informácii k dokumentácii si pozrite hlavičkové súbory zdrojových kódov kde som vytvoril popis jednotlivých funkcií, dal som si naozaj záležať aby boli aspoň vrámci možností prehľadné a stručné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ira Sans Compressed Hair" svg:font-family="'Fira Sans Compressed Hair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3pt" officeooo:rsid="00147d43" officeooo:paragraph-rsid="00147d43" style:font-size-asian="13pt" style:font-size-complex="13pt"/>
    </style:style>
    <style:style style:name="MP2" style:family="paragraph" style:parent-style-name="Footer">
      <style:paragraph-properties fo:text-align="start" style:justify-single-word="false"/>
      <style:text-properties fo:font-size="13pt" officeooo:rsid="00147d43" officeooo:paragraph-rsid="00147d43" style:font-size-asian="13pt" style:font-size-complex="13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chnical university of Košice</text:span> - Faculty of Electrical Engineering and Computer Science</text:p>
      </style:header>
      <style:footer>
        <text:p text:style-name="MP2">Kristián Koribský<text:tab/><text:tab/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9T04:11:08.719965181</dc:date>
    <meta:editing-duration>PT15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58" meta:word-count="747" meta:character-count="4626" meta:non-whitespace-character-count="3951"/>
  </office:meta>
</office:document-meta>
</file>